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0.85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002cm"/>
    </style:style>
    <style:style style:name="co9" style:family="table-column">
      <style:table-column-properties fo:break-before="auto" style:column-width="1.402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q</text:p>
          </table:table-cell>
          <table:table-cell office:value-type="string">
            <text:p>mi</text:p>
          </table:table-cell>
          <table:table-cell office:value-type="string">
            <text:p>q</text:p>
          </table:table-cell>
          <table:table-cell office:value-type="string">
            <text:p>fi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/>
          <table:table-cell office:value-type="string">
            <text:p>q</text:p>
          </table:table-cell>
          <table:table-cell office:value-type="string">
            <text:p>mi</text:p>
          </table:table-cell>
          <table:table-cell office:value-type="string">
            <text:p>f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1506104">
            <text:p>961506104</text:p>
          </table:table-cell>
          <table:table-cell office:value-type="string">
            <text:p>陳彥丞</text:p>
          </table:table-cell>
          <table:table-cell office:value-type="float" office:value="99">
            <text:p>99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AVERAGE([.D2:.G2])" office:value-type="float" office:value="49.75">
            <text:p>49.75</text:p>
          </table:table-cell>
          <table:table-cell office:value-type="float" office:value="60">
            <text:p>60</text:p>
          </table:table-cell>
          <table:table-cell/>
          <table:table-cell table:formula="of:=INT([.H2])" office:value-type="float" office:value="49">
            <text:p>49</text:p>
          </table:table-cell>
          <table:table-cell office:value-type="float" office:value="70">
            <text:p>70</text:p>
          </table:table-cell>
          <table:table-cell table:formula="of:=INT((10*[.I2]-3*[.L2]-3*[.K2])/4)" office:value-type="float" office:value="60">
            <text:p>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1506105">
            <text:p>961506105</text:p>
          </table:table-cell>
          <table:table-cell office:value-type="string">
            <text:p>盧政廷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AVERAGE([.D3:.G3])" office:value-type="float" office:value="52.25">
            <text:p>52.25</text:p>
          </table:table-cell>
          <table:table-cell office:value-type="float" office:value="60">
            <text:p>60</text:p>
          </table:table-cell>
          <table:table-cell/>
          <table:table-cell table:formula="of:=INT([.H3])" office:value-type="float" office:value="52">
            <text:p>52</text:p>
          </table:table-cell>
          <table:table-cell office:value-type="float" office:value="82">
            <text:p>82</text:p>
          </table:table-cell>
          <table:table-cell table:formula="of:=INT((10*[.I3]-3*[.L3]-3*[.K3])/4)"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1506107">
            <text:p>961506107</text:p>
          </table:table-cell>
          <table:table-cell office:value-type="string">
            <text:p>陳科維</text:p>
          </table:table-cell>
          <table:table-cell office:value-type="float" office:value="99">
            <text:p>99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AVERAGE([.D4:.G4])" office:value-type="float" office:value="34.75">
            <text:p>34.75</text:p>
          </table:table-cell>
          <table:table-cell office:value-type="float" office:value="34">
            <text:p>34</text:p>
          </table:table-cell>
          <table:table-cell/>
          <table:table-cell table:formula="of:=INT([.H4])" office:value-type="float" office:value="34">
            <text:p>34</text:p>
          </table:table-cell>
          <table:table-cell office:value-type="float" office:value="60">
            <text:p>60</text:p>
          </table:table-cell>
          <table:table-cell table:formula="of:=INT((10*[.I4]-3*[.L4]-3*[.K4])/4)" office:value-type="float" office:value="14">
            <text:p>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62506108">
            <text:p>962506108</text:p>
          </table:table-cell>
          <table:table-cell office:value-type="string">
            <text:p>蔡漫樺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AVERAGE([.D5:.G5])" office:value-type="float" office:value="42.25">
            <text:p>42.25</text:p>
          </table:table-cell>
          <table:table-cell office:value-type="float" office:value="60">
            <text:p>60</text:p>
          </table:table-cell>
          <table:table-cell/>
          <table:table-cell table:formula="of:=INT([.H5])" office:value-type="float" office:value="42">
            <text:p>42</text:p>
          </table:table-cell>
          <table:table-cell office:value-type="float" office:value="62">
            <text:p>62</text:p>
          </table:table-cell>
          <table:table-cell table:formula="of:=INT((10*[.I5]-3*[.L5]-3*[.K5])/4)" office:value-type="float" office:value="72">
            <text:p>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1506110">
            <text:p>961506110</text:p>
          </table:table-cell>
          <table:table-cell office:value-type="string">
            <text:p>謝廷暐</text:p>
          </table:table-cell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AVERAGE([.D6:.G6])" office:value-type="float" office:value="37.25">
            <text:p>37.25</text:p>
          </table:table-cell>
          <table:table-cell office:value-type="float" office:value="60">
            <text:p>60</text:p>
          </table:table-cell>
          <table:table-cell/>
          <table:table-cell table:formula="of:=INT([.H6])" office:value-type="float" office:value="37">
            <text:p>37</text:p>
          </table:table-cell>
          <table:table-cell office:value-type="float" office:value="65">
            <text:p>65</text:p>
          </table:table-cell>
          <table:table-cell table:formula="of:=INT((10*[.I6]-3*[.L6]-3*[.K6])/4)" office:value-type="float" office:value="73">
            <text:p>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1506111">
            <text:p>961506111</text:p>
          </table:table-cell>
          <table:table-cell office:value-type="string">
            <text:p>李秉融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AVERAGE([.D7:.G7])" office:value-type="float" office:value="47.25">
            <text:p>47.25</text:p>
          </table:table-cell>
          <table:table-cell office:value-type="float" office:value="60">
            <text:p>60</text:p>
          </table:table-cell>
          <table:table-cell/>
          <table:table-cell table:formula="of:=INT([.H7])"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INT((10*[.I7]-3*[.L7]-3*[.K7])/4)" office:value-type="float" office:value="69">
            <text:p>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61506113">
            <text:p>961506113</text:p>
          </table:table-cell>
          <table:table-cell office:value-type="string">
            <text:p>康銘緣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AVERAGE([.D8:.G8])" office:value-type="float" office:value="53.5">
            <text:p>53.5</text:p>
          </table:table-cell>
          <table:table-cell office:value-type="float" office:value="60">
            <text:p>60</text:p>
          </table:table-cell>
          <table:table-cell/>
          <table:table-cell table:formula="of:=INT([.H8])" office:value-type="float" office:value="53">
            <text:p>53</text:p>
          </table:table-cell>
          <table:table-cell office:value-type="float" office:value="50">
            <text:p>50</text:p>
          </table:table-cell>
          <table:table-cell table:formula="of:=INT((10*[.I8]-3*[.L8]-3*[.K8])/4)" office:value-type="float" office:value="72">
            <text:p>7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62506117">
            <text:p>962506117</text:p>
          </table:table-cell>
          <table:table-cell office:value-type="string">
            <text:p>龔靖童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AVERAGE([.D9:.G9])" office:value-type="float" office:value="29.75">
            <text:p>29.75</text:p>
          </table:table-cell>
          <table:table-cell office:value-type="float" office:value="60">
            <text:p>60</text:p>
          </table:table-cell>
          <table:table-cell/>
          <table:table-cell table:formula="of:=INT([.H9])" office:value-type="float" office:value="29">
            <text:p>29</text:p>
          </table:table-cell>
          <table:table-cell office:value-type="float" office:value="55">
            <text:p>55</text:p>
          </table:table-cell>
          <table:table-cell table:formula="of:=INT((10*[.I9]-3*[.L9]-3*[.K9])/4)" office:value-type="float" office:value="87">
            <text:p>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2506118">
            <text:p>962506118</text:p>
          </table:table-cell>
          <table:table-cell office:value-type="string">
            <text:p>薛佩倫</text:p>
          </table:table-cell>
          <table:table-cell office:value-type="float" office:value="99">
            <text:p>99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AVERAGE([.D10:.G10])" office:value-type="float" office:value="42.25">
            <text:p>42.25</text:p>
          </table:table-cell>
          <table:table-cell office:value-type="float" office:value="60">
            <text:p>60</text:p>
          </table:table-cell>
          <table:table-cell/>
          <table:table-cell table:formula="of:=INT([.H10])"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INT((10*[.I10]-3*[.L10]-3*[.K10])/4)" office:value-type="float" office:value="73">
            <text:p>7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62506121">
            <text:p>962506121</text:p>
          </table:table-cell>
          <table:table-cell office:value-type="string">
            <text:p>黃進德</text:p>
          </table:table-cell>
          <table:table-cell office:value-type="float" office:value="99">
            <text:p>99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AVERAGE([.D11:.G11])" office:value-type="float" office:value="42.25">
            <text:p>42.25</text:p>
          </table:table-cell>
          <table:table-cell office:value-type="float" office:value="60">
            <text:p>60</text:p>
          </table:table-cell>
          <table:table-cell/>
          <table:table-cell table:formula="of:=INT([.H11])" office:value-type="float" office:value="42">
            <text:p>42</text:p>
          </table:table-cell>
          <table:table-cell office:value-type="float" office:value="62">
            <text:p>62</text:p>
          </table:table-cell>
          <table:table-cell table:formula="of:=INT((10*[.I11]-3*[.L11]-3*[.K11])/4)" office:value-type="float" office:value="72">
            <text:p>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61506124">
            <text:p>961506124</text:p>
          </table:table-cell>
          <table:table-cell office:value-type="string">
            <text:p>陳逸倫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table:formula="of:=AVERAGE([.D12:.G12])" office:value-type="float" office:value="62.25">
            <text:p>62.25</text:p>
          </table:table-cell>
          <table:table-cell office:value-type="float" office:value="65">
            <text:p>65</text:p>
          </table:table-cell>
          <table:table-cell/>
          <table:table-cell table:formula="of:=INT([.H12])" office:value-type="float" office:value="62">
            <text:p>62</text:p>
          </table:table-cell>
          <table:table-cell office:value-type="float" office:value="77">
            <text:p>77</text:p>
          </table:table-cell>
          <table:table-cell table:formula="of:=INT((10*[.I12]-3*[.L12]-3*[.K12])/4)" office:value-type="float" office:value="58">
            <text:p>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61506125">
            <text:p>961506125</text:p>
          </table:table-cell>
          <table:table-cell office:value-type="string">
            <text:p>黃哲輝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AVERAGE([.D13:.G13])" office:value-type="float" office:value="63.5">
            <text:p>63.5</text:p>
          </table:table-cell>
          <table:table-cell office:value-type="float" office:value="66">
            <text:p>66</text:p>
          </table:table-cell>
          <table:table-cell/>
          <table:table-cell table:formula="of:=INT([.H13])" office:value-type="float" office:value="63">
            <text:p>63</text:p>
          </table:table-cell>
          <table:table-cell office:value-type="float" office:value="87">
            <text:p>87</text:p>
          </table:table-cell>
          <table:table-cell table:formula="of:=INT((10*[.I13]-3*[.L13]-3*[.K13])/4)" office:value-type="float" office:value="52">
            <text:p>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61506126">
            <text:p>961506126</text:p>
          </table:table-cell>
          <table:table-cell office:value-type="string">
            <text:p>呂昆翰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table:formula="of:=AVERAGE([.D14:.G14])" office:value-type="float" office:value="93.25">
            <text:p>93.25</text:p>
          </table:table-cell>
          <table:table-cell office:value-type="float" office:value="93">
            <text:p>93</text:p>
          </table:table-cell>
          <table:table-cell/>
          <table:table-cell table:formula="of:=INT([.H14])" office:value-type="float" office:value="93">
            <text:p>93</text:p>
          </table:table-cell>
          <table:table-cell office:value-type="float" office:value="95">
            <text:p>95</text:p>
          </table:table-cell>
          <table:table-cell table:formula="of:=INT((10*[.I14]-3*[.L14]-3*[.K14])/4)" office:value-type="float" office:value="91">
            <text:p>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2506127">
            <text:p>962506127</text:p>
          </table:table-cell>
          <table:table-cell office:value-type="string">
            <text:p>林韻媚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formula="of:=AVERAGE([.D15:.G15])" office:value-type="float" office:value="53.5">
            <text:p>53.5</text:p>
          </table:table-cell>
          <table:table-cell office:value-type="float" office:value="60">
            <text:p>60</text:p>
          </table:table-cell>
          <table:table-cell/>
          <table:table-cell table:formula="of:=INT([.H15])" office:value-type="float" office:value="53">
            <text:p>53</text:p>
          </table:table-cell>
          <table:table-cell office:value-type="float" office:value="62">
            <text:p>62</text:p>
          </table:table-cell>
          <table:table-cell table:formula="of:=INT((10*[.I15]-3*[.L15]-3*[.K15])/4)" office:value-type="float" office:value="63">
            <text:p>6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2506129">
            <text:p>962506129</text:p>
          </table:table-cell>
          <table:table-cell office:value-type="string">
            <text:p>吳美琴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AVERAGE([.D16:.G16])" office:value-type="float" office:value="78.5">
            <text:p>78.5</text:p>
          </table:table-cell>
          <table:table-cell office:value-type="float" office:value="80">
            <text:p>80</text:p>
          </table:table-cell>
          <table:table-cell/>
          <table:table-cell table:formula="of:=INT([.H16])" office:value-type="float" office:value="78">
            <text:p>78</text:p>
          </table:table-cell>
          <table:table-cell office:value-type="float" office:value="92">
            <text:p>92</text:p>
          </table:table-cell>
          <table:table-cell table:formula="of:=INT((10*[.I16]-3*[.L16]-3*[.K16])/4)" office:value-type="float" office:value="72">
            <text:p>7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2506154">
            <text:p>962506154</text:p>
          </table:table-cell>
          <table:table-cell office:value-type="string">
            <text:p>郭姿妤</text:p>
          </table:table-cell>
          <table:table-cell office:value-type="float" office:value="99">
            <text:p>99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AVERAGE([.D17:.G17])" office:value-type="float" office:value="51">
            <text:p>51</text:p>
          </table:table-cell>
          <table:table-cell office:value-type="float" office:value="60">
            <text:p>60</text:p>
          </table:table-cell>
          <table:table-cell/>
          <table:table-cell table:formula="of:=INT([.H17])" office:value-type="float" office:value="51">
            <text:p>51</text:p>
          </table:table-cell>
          <table:table-cell office:value-type="float" office:value="62">
            <text:p>62</text:p>
          </table:table-cell>
          <table:table-cell table:formula="of:=INT((10*[.I17]-3*[.L17]-3*[.K17])/4)" office:value-type="float" office:value="65">
            <text:p>6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1506156">
            <text:p>961506156</text:p>
          </table:table-cell>
          <table:table-cell office:value-type="string">
            <text:p>李易璇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AVERAGE([.D18:.G18])" office:value-type="float" office:value="33.5">
            <text:p>33.5</text:p>
          </table:table-cell>
          <table:table-cell office:value-type="float" office:value="60">
            <text:p>60</text:p>
          </table:table-cell>
          <table:table-cell/>
          <table:table-cell table:formula="of:=INT([.H18])" office:value-type="float" office:value="33">
            <text:p>33</text:p>
          </table:table-cell>
          <table:table-cell office:value-type="float" office:value="52">
            <text:p>52</text:p>
          </table:table-cell>
          <table:table-cell table:formula="of:=INT((10*[.I18]-3*[.L18]-3*[.K18])/4)" office:value-type="float" office:value="86">
            <text:p>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61506159">
            <text:p>961506159</text:p>
          </table:table-cell>
          <table:table-cell office:value-type="string">
            <text:p>盧紹倫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AVERAGE([.D19:.G19])" office:value-type="float" office:value="31">
            <text:p>31</text:p>
          </table:table-cell>
          <table:table-cell office:value-type="float" office:value="60">
            <text:p>60</text:p>
          </table:table-cell>
          <table:table-cell/>
          <table:table-cell table:formula="of:=INT([.H19])" office:value-type="float" office:value="31">
            <text:p>31</text:p>
          </table:table-cell>
          <table:table-cell office:value-type="float" office:value="52">
            <text:p>52</text:p>
          </table:table-cell>
          <table:table-cell table:formula="of:=INT((10*[.I19]-3*[.L19]-3*[.K19])/4)" office:value-type="float" office:value="87">
            <text:p>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011/06/23</text:date>, <text:time>11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6-23T11:47:29</dc:date>
    <dc:creator>Chih-Pin Fong</dc:creator>
    <meta:generator>OpenOffice.org/3.1$FreeBSD/i386 OpenOffice.org_project/310m19$Build-9420</meta:generator>
    <meta:editing-duration>PT00H15M13S</meta:editing-duration>
    <meta:editing-cycles>5</meta:editing-cycles>
    <meta:document-statistic meta:table-count="1" meta:cell-count="228" meta:object-count="0"/>
  </office:meta>
</office:document-meta>
</file>